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SUM([.A:.A])-[.F81]" office:value-type="float" office:value="472706.5" calcext:value-type="float">
            <text:p>472706,5</text:p>
          </table:table-cell>
          <table:table-cell table:style-name="Default" office:value-type="float" office:value="473707" calcext:value-type="float">
            <text:p>4737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3" calcext:value-type="float">
            <text:p>5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([.C:.C])/2"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table:formula="of:=SUM([.C81:.C529])*0.25" office:value-type="float" office:value="37252.5" calcext:value-type="float">
            <text:p>37252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0:17:03.469382743</meta:creation-date>
    <dc:date>2025-12-07T20:29:02.008908736</dc:date>
    <meta:editing-duration>PT1M13S</meta:editing-duration>
    <meta:editing-cycles>1</meta:editing-cycles>
    <meta:document-statistic meta:table-count="1" meta:cell-count="1905" meta:object-count="0"/>
    <meta:generator>LibreOffice/25.8.3.2$Linux_X86_64 LibreOffice_project/5ee70f9e60a556cf41458d71cbfa54885591385a</meta:generator>
  </office:meta>
</office:document-meta>
</file>